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6.389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2.865cm"/>
    </style:style>
    <style:style style:name="co7" style:family="table-column">
      <style:table-column-properties fo:break-before="auto" style:column-width="4.822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4.343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5.821cm"/>
    </style:style>
    <style:style style:name="co12" style:family="table-column">
      <style:table-column-properties fo:break-before="auto" style:column-width="3.577cm"/>
    </style:style>
    <style:style style:name="co13" style:family="table-column">
      <style:table-column-properties fo:break-before="auto" style:column-width="3.168cm"/>
    </style:style>
    <style:style style:name="co14" style:family="table-column">
      <style:table-column-properties fo:break-before="auto" style:column-width="1.655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numerals-pure1242-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umerals-pure1242-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71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nguage_I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arameter_ID</text:p>
          </table:table-cell>
          <table:table-cell office:value-type="string" calcext:value-type="string">
            <text:p>Number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ment_contributor</text:p>
          </table:table-cell>
          <table:table-cell table:style-name="Default" office:value-type="string" calcext:value-type="string">
            <text:p>Loan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Comment_glosser</text:p>
          </table:table-cell>
          <table:table-cell office:value-type="string" calcext:value-type="string">
            <text:p>Alternate_gloss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erals-pure1242-1-one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merals-pure1242-1-two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sima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merals-pure1242-1-three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hre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ani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erals-pure1242-1-four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ʰámu</text:p>
          </table:table-cell>
          <table:table-cell office:value-type="string" calcext:value-type="string">
            <text:p>tha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merals-pure1242-1-five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u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merals-pure1242-1-six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i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ui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haps 1′+5 at least historically</text:p>
          </table:table-cell>
          <table:table-cell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umerals-pure1242-1-sev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ev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umu tsimani</text:p>
          </table:table-cell>
          <table:table-cell office:value-type="string" calcext:value-type="string">
            <text:p>iumutsima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5[+]2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erals-pure1242-1-eight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eig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umu tanimu</text:p>
          </table:table-cell>
          <table:table-cell office:value-type="string" calcext:value-type="string">
            <text:p>iumutani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5[+]3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merals-pure1242-1-nine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n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umu tʰámu</text:p>
          </table:table-cell>
          <table:table-cell office:value-type="string" calcext:value-type="string">
            <text:p>iumutha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5[+]4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merals-pure1242-1-t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émbini</text:p>
          </table:table-cell>
          <table:table-cell office:value-type="string" calcext:value-type="string">
            <text:p>tembi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umerals-pure1242-1-elev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elev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émbini ma</text:p>
          </table:table-cell>
          <table:table-cell office:value-type="string" calcext:value-type="string">
            <text:p>tembinim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+]1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umerals-pure1242-1-twelve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l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émbini tsimani</text:p>
          </table:table-cell>
          <table:table-cell office:value-type="string" calcext:value-type="string">
            <text:p>tembinitsima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+]2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merals-pure1242-1-thirte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hirte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émbini tanimu</text:p>
          </table:table-cell>
          <table:table-cell office:value-type="string" calcext:value-type="string">
            <text:p>tembinitani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+]3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merals-pure1242-1-fourte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ourte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émbini tʰámu</text:p>
          </table:table-cell>
          <table:table-cell office:value-type="string" calcext:value-type="string">
            <text:p>tembinitha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+]4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merals-pure1242-1-fifte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ifte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émbini iumu</text:p>
          </table:table-cell>
          <table:table-cell office:value-type="string" calcext:value-type="string">
            <text:p>tembiniiu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+]5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merals-pure1242-1-sixte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ixte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émbini kuimu</text:p>
          </table:table-cell>
          <table:table-cell office:value-type="string" calcext:value-type="string">
            <text:p>tembinikui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+]6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umerals-pure1242-1-sevente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evente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émbini iumu tsimani</text:p>
          </table:table-cell>
          <table:table-cell office:value-type="string" calcext:value-type="string">
            <text:p>tembiniiumutsima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+]5[+]2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umerals-pure1242-1-eighte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eight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émbini iumu tanimu</text:p>
          </table:table-cell>
          <table:table-cell office:value-type="string" calcext:value-type="string">
            <text:p>tembiniiumutani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+]5[+]3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umerals-pure1242-1-ninete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ninete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émbini iumu tʰámu</text:p>
          </table:table-cell>
          <table:table-cell office:value-type="string" calcext:value-type="string">
            <text:p>tembiniiumutha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+]5[+]4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umerals-pure1242-1-twenty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 ekuatsi</text:p>
          </table:table-cell>
          <table:table-cell office:value-type="string" calcext:value-type="string">
            <text:p>maekuats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umerals-pure1242-1-twentyone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o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 ekuatsi ma</text:p>
          </table:table-cell>
          <table:table-cell office:value-type="string" calcext:value-type="string">
            <text:p>maekuatsim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1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umerals-pure1242-1-twentytwo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tw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 ekuatsi tsimani</text:p>
          </table:table-cell>
          <table:table-cell office:value-type="string" calcext:value-type="string">
            <text:p>maekuatsitsima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2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umerals-pure1242-1-twentythree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thre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 ekuatsi tanimu</text:p>
          </table:table-cell>
          <table:table-cell office:value-type="string" calcext:value-type="string">
            <text:p>maekuatsitani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3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umerals-pure1242-1-twentyfour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fou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 ekuatsi tʰámu</text:p>
          </table:table-cell>
          <table:table-cell office:value-type="string" calcext:value-type="string">
            <text:p>maekuatsitha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4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umerals-pure1242-1-twentyfive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fiv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 ekuatsi iumu</text:p>
          </table:table-cell>
          <table:table-cell office:value-type="string" calcext:value-type="string">
            <text:p>maekuatsiiu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5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umerals-pure1242-1-twentysix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six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 ekuatsi kuimu</text:p>
          </table:table-cell>
          <table:table-cell office:value-type="string" calcext:value-type="string">
            <text:p>maekuatsikui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6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umerals-pure1242-1-twentyseven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sev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 ekuatsi iumu tsimani</text:p>
          </table:table-cell>
          <table:table-cell office:value-type="string" calcext:value-type="string">
            <text:p>maekuatsiiumutsima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5[+]2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umerals-pure1242-1-twentyeight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eigh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 ekuatsi iumu tanimu</text:p>
          </table:table-cell>
          <table:table-cell office:value-type="string" calcext:value-type="string">
            <text:p>maekuatsiiumutani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5[+]3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umerals-pure1242-1-twentynine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n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 ekuatsi iumu tʰámu</text:p>
          </table:table-cell>
          <table:table-cell office:value-type="string" calcext:value-type="string">
            <text:p>maekuatsiiumuthamu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5[+]4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umerals-pure1242-1-thirty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hir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 ekuatsi témbini</text:p>
          </table:table-cell>
          <table:table-cell office:value-type="string" calcext:value-type="string">
            <text:p>maekuatsitembi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[⋅]20[+]1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umerals-pure1242-1-forty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or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simani ekuatsi</text:p>
          </table:table-cell>
          <table:table-cell office:value-type="string" calcext:value-type="string">
            <text:p>tsimaniekuatsi</text:p>
          </table:table-cell>
          <table:table-cell office:value-type="string" calcext:value-type="string">
            <text:p>( 2 x 20 )</text:p>
          </table:table-cell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[⋅]2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umerals-pure1242-1-fifty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if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simani ekuatsi témbini</text:p>
          </table:table-cell>
          <table:table-cell office:value-type="string" calcext:value-type="string">
            <text:p>tsimaniekuatsitembi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[⋅]20[+]1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umerals-pure1242-1-sixty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ixt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nimu ekuatsi</text:p>
          </table:table-cell>
          <table:table-cell office:value-type="string" calcext:value-type="string">
            <text:p>tanimuekuatsi</text:p>
          </table:table-cell>
          <table:table-cell office:value-type="string" calcext:value-type="string">
            <text:p>( 3 x 20 )</text:p>
          </table:table-cell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3[⋅]2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umerals-pure1242-1-seventy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event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imu ekuatsi témbini</text:p>
          </table:table-cell>
          <table:table-cell office:value-type="string" calcext:value-type="string">
            <text:p>tanimuekuatsitembi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3[⋅]20[+]1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merals-pure1242-1-eighty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eight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ʰámu ekuatsi</text:p>
          </table:table-cell>
          <table:table-cell office:value-type="string" calcext:value-type="string">
            <text:p>thamuekuatsi</text:p>
          </table:table-cell>
          <table:table-cell office:value-type="string" calcext:value-type="string">
            <text:p>( 4 x 20 )</text:p>
          </table:table-cell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4[⋅]2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umerals-pure1242-1-ninety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nine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ʰámu ekuatsi témbini</text:p>
          </table:table-cell>
          <table:table-cell office:value-type="string" calcext:value-type="string">
            <text:p>thamuekuatsitembin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4[⋅]20[+]1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umerals-pure1242-1-hundred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hundr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umu ekuatsi</text:p>
          </table:table-cell>
          <table:table-cell office:value-type="string" calcext:value-type="string">
            <text:p>iumuekuats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5[⋅]2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umerals-pure1242-1-twohundred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ohundr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émbini ekuatsi</text:p>
          </table:table-cell>
          <table:table-cell office:value-type="string" calcext:value-type="string">
            <text:p>tembiniekuats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[⋅]2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umerals-pure1242-1-fourhundred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ourhundred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iret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umerals-pure1242-1-thousand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housan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simani ireta témbini ekuatsi</text:p>
          </table:table-cell>
          <table:table-cell office:value-type="string" calcext:value-type="string">
            <text:p>tsimaniiretatembiniekuats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[⋅]400[+]10[⋅]2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umerals-pure1242-1-twothousand-1</text:p>
          </table:table-cell>
          <table:table-cell office:value-type="string" calcext:value-type="string">
            <text:p>numerals-pure1242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othousan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umu ireta</text:p>
          </table:table-cell>
          <table:table-cell office:value-type="string" calcext:value-type="string">
            <text:p>iumuiret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5[⋅]40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named-expressions>
          <table:named-range table:name="ExternalData_1" table:base-cell-address="$'numerals-pure1242-1'.$A$1" table:cell-range-address="$'numerals-pure1242-1'.$A$1:.$M$42" table:range-usable-as="hidden"/>
        </table:named-expressions>
      </table:table>
      <table:named-expressions/>
      <table:database-ranges>
        <table:database-range table:name="numerals_pure1242_1" table:target-range-address="'numerals-pure1242-1'.A1:'numerals-pure1242-1'.M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4c7e7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dd7e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8faadc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dc3e6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5b9bd5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umerals-pure1242-1" style:display-name="PageStyle_numerals-pure1242-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atalie Korobzow</meta:initial-creator>
    <dc:creator>Natalie Korobzow</dc:creator>
    <meta:creation-date>2024-10-07T18:47:45</meta:creation-date>
    <dc:date>2024-10-07T20:04:08</dc:date>
    <meta:editing-duration>P0D</meta:editing-duration>
    <meta:generator>LibreOffice/25.2.5.2$Windows_X86_64 LibreOffice_project/03d19516eb2e1dd5d4ccd751a0d6f35f35e08022</meta:generator>
    <meta:document-statistic meta:table-count="1" meta:cell-count="508" meta:object-count="0"/>
    <meta:user-defined meta:name="AppVersion">16.0300</meta:user-defined>
  </office:meta>
</office:document-meta>
</file>